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0.594cm" style:rel-column-width="337*"/>
    </style:style>
    <style:style style:name="Table1.B" style:family="table-column">
      <style:table-column-properties style:column-width="4.803cm" style:rel-column-width="2723*"/>
    </style:style>
    <style:style style:name="Table1.C" style:family="table-column">
      <style:table-column-properties style:column-width="11.603cm" style:rel-column-width="6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fo:language="en" fo:country="GB" officeooo:rsid="001c2bc9" officeooo:paragraph-rsid="001c2bc9"/>
    </style:style>
    <style:style style:name="P2" style:family="paragraph" style:parent-style-name="Text_20_body">
      <style:text-properties fo:language="en" fo:country="GB" officeooo:paragraph-rsid="001c2bc9"/>
    </style:style>
    <style:style style:name="P3" style:family="paragraph" style:parent-style-name="Text_20_body">
      <style:text-properties fo:language="en" fo:country="GB" fo:font-weight="bold" officeooo:rsid="001de151" officeooo:paragraph-rsid="001de151" style:font-weight-asian="bold" style:font-weight-complex="bold"/>
    </style:style>
    <style:style style:name="P4" style:family="paragraph" style:parent-style-name="Text_20_body">
      <style:text-properties fo:language="en" fo:country="GB" officeooo:rsid="001de151" officeooo:paragraph-rsid="001de151"/>
    </style:style>
    <style:style style:name="P5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GB" officeooo:rsid="001de151" officeooo:paragraph-rsid="001ee64b" style:letter-kerning="false" style:font-name-asian="Times New Roman" style:font-size-asian="10pt" style:language-asian="sv" style:country-asian="SE" style:font-name-complex="Courier New" style:font-size-complex="10pt" style:language-complex="ar" style:country-complex="SA" fo:hyphenate="true"/>
    </style:style>
    <style:style style:name="P6" style:family="paragraph" style:parent-style-name="Heading_20_2">
      <style:text-properties fo:language="en" fo:country="GB" officeooo:rsid="001de151" officeooo:paragraph-rsid="001de151"/>
    </style:style>
    <style:style style:name="P7" style:family="paragraph" style:parent-style-name="Table_20_Contents">
      <style:text-properties fo:language="en" fo:country="GB" officeooo:rsid="00442489" officeooo:paragraph-rsid="001ee64b"/>
    </style:style>
    <style:style style:name="P8" style:family="paragraph" style:parent-style-name="Table_20_Contents">
      <style:text-properties fo:language="en" fo:country="GB" officeooo:paragraph-rsid="001ee64b"/>
    </style:style>
    <style:style style:name="P9" style:family="paragraph" style:parent-style-name="Table_20_Contents">
      <style:text-properties fo:language="en" fo:country="GB" fo:font-weight="bold" officeooo:rsid="00442489" officeooo:paragraph-rsid="001ee64b" style:font-weight-asian="bold" style:font-weight-complex="bold"/>
    </style:style>
    <style:style style:name="P10" style:family="paragraph" style:parent-style-name="Standard">
      <style:text-properties fo:language="en" fo:country="GB" officeooo:paragraph-rsid="001ee6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e151" style:font-weight-asian="normal" style:font-weight-complex="normal"/>
    </style:style>
    <style:style style:name="T3" style:family="text">
      <style:text-properties fo:font-weight="normal" officeooo:rsid="001fa96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se Case: Start</text:h>
      <text:p text:style-name="P2"/>
      <text:p text:style-name="P3">Summary:<text:span text:style-name="T1"> This happens when the user press the play button to launch the game. This happens before every other UC can happen.</text:span></text:p>
      <text:p text:style-name="P3">Priority:<text:span text:style-name="T1"> Medium</text:span></text:p>
      <text:p text:style-name="P3">Extends:<text:span text:style-name="T1"> -</text:span></text:p>
      <text:p text:style-name="P3">Includes:<text:span text:style-name="T1"> - </text:span></text:p>
      <text:p text:style-name="P3">Participators:<text:span text:style-name="T1"> User</text:span></text:p>
      <text:h text:style-name="P6" text:outline-level="2"><text:span text:style-name="T1">Normal flow of events</text:span></text:h>
      <text:p text:style-name="P4"><text:span text:style-name="T1">There </text:span><text:span text:style-name="T3">is</text:span><text:span text:style-name="T1"> only one flow of events for this UC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Actor</text:p>
          </table:table-cell>
          <table:table-cell table:style-name="Table1.C1" office:value-type="string">
            <text:p text:style-name="P9">System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Pressing Start button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7">New level loads, places player at default position, resets score and starts to spawn enemies</text:p>
          </table:table-cell>
        </table:table-row>
      </table:table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7:52:15.826809000</meta:creation-date>
    <meta:generator>LibreOffice/4.3.5.2$MacOSX_x86 LibreOffice_project/3a87456aaa6a95c63eea1c1b3201acedf0751bd5</meta:generator>
    <dc:date>2015-05-26T17:55:11.371612000</dc:date>
    <dc:creator>Jonathan Helsing</dc:creator>
    <meta:editing-duration>PT2M53S</meta:editing-duration>
    <meta:editing-cycles>6</meta:editing-cycles>
    <meta:document-statistic meta:table-count="1" meta:image-count="0" meta:object-count="0" meta:page-count="1" meta:paragraph-count="14" meta:word-count="69" meta:character-count="388" meta:non-whitespace-character-count="332"/>
  </office:meta>
</office:document-meta>
</file>